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84cm" style:rel-column-width="1975*"/>
    </style:style>
    <style:style style:name="Table1.B" style:family="table-column">
      <style:table-column-properties style:column-width="4.99cm" style:rel-column-width="2829*"/>
    </style:style>
    <style:style style:name="Table1.C" style:family="table-column">
      <style:table-column-properties style:column-width="5.62cm" style:rel-column-width="3186*"/>
    </style:style>
    <style:style style:name="Table1.D" style:family="table-column">
      <style:table-column-properties style:column-width="2.907cm" style:rel-column-width="16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84cm" style:rel-column-width="1975*"/>
    </style:style>
    <style:style style:name="Table2.B" style:family="table-column">
      <style:table-column-properties style:column-width="4.99cm" style:rel-column-width="2829*"/>
    </style:style>
    <style:style style:name="Table2.C" style:family="table-column">
      <style:table-column-properties style:column-width="5.62cm" style:rel-column-width="3186*"/>
    </style:style>
    <style:style style:name="Table2.D" style:family="table-column">
      <style:table-column-properties style:column-width="2.907cm" style:rel-column-width="16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f22f4" officeooo:paragraph-rsid="000f22f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officeooo:rsid="000f22f4" officeooo:paragraph-rsid="000f22f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117bb6" officeooo:paragraph-rsid="0029558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17a278" officeooo:paragraph-rsid="0017a278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officeooo:rsid="000f22f4" officeooo:paragraph-rsid="000f22f4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fo:font-weight="bold" officeooo:rsid="000f22f4" officeooo:paragraph-rsid="000f22f4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f22f4" officeooo:paragraph-rsid="000f22f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17bb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4ad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29558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14adb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195a1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17a278" officeooo:paragraph-rsid="0017a2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195a1f" officeooo:paragraph-rsid="00195a1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1afc51" officeooo:paragraph-rsid="001afc5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afc5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1111f1"/>
    </style:style>
    <style:style style:name="P19" style:family="paragraph" style:parent-style-name="Standard">
      <style:paragraph-properties fo:text-align="justify" style:justify-single-word="false"/>
      <style:text-properties officeooo:paragraph-rsid="0014adb0"/>
    </style:style>
    <style:style style:name="P20" style:family="paragraph" style:parent-style-name="Standard">
      <style:paragraph-properties fo:text-align="justify" style:justify-single-word="false"/>
      <style:text-properties officeooo:paragraph-rsid="001cb697"/>
    </style:style>
    <style:style style:name="P21" style:family="paragraph" style:parent-style-name="Standard">
      <style:paragraph-properties fo:text-align="justify" style:justify-single-word="false"/>
      <style:text-properties officeooo:paragraph-rsid="001cfc32"/>
    </style:style>
    <style:style style:name="P22" style:family="paragraph" style:parent-style-name="Standard">
      <style:paragraph-properties fo:text-align="justify" style:justify-single-word="false"/>
      <style:text-properties officeooo:paragraph-rsid="001e3ff2"/>
    </style:style>
    <style:style style:name="P23" style:family="paragraph" style:parent-style-name="Standard">
      <style:paragraph-properties fo:text-align="justify" style:justify-single-word="false"/>
      <style:text-properties officeooo:paragraph-rsid="001f4cc2"/>
    </style:style>
    <style:style style:name="P24" style:family="paragraph" style:parent-style-name="Standard">
      <style:paragraph-properties fo:text-align="justify" style:justify-single-word="false"/>
      <style:text-properties officeooo:paragraph-rsid="002087f0"/>
    </style:style>
    <style:style style:name="P25" style:family="paragraph" style:parent-style-name="Standard">
      <style:paragraph-properties fo:text-align="justify" style:justify-single-word="false"/>
      <style:text-properties officeooo:paragraph-rsid="00213e50"/>
    </style:style>
    <style:style style:name="P26" style:family="paragraph" style:parent-style-name="Standard">
      <style:paragraph-properties fo:text-align="justify" style:justify-single-word="false"/>
      <style:text-properties officeooo:paragraph-rsid="002171ea"/>
    </style:style>
    <style:style style:name="P27" style:family="paragraph" style:parent-style-name="Standard">
      <style:paragraph-properties fo:text-align="justify" style:justify-single-word="false"/>
      <style:text-properties officeooo:paragraph-rsid="00229c4d"/>
    </style:style>
    <style:style style:name="P28" style:family="paragraph" style:parent-style-name="Standard">
      <style:paragraph-properties fo:text-align="justify" style:justify-single-word="false"/>
      <style:text-properties officeooo:paragraph-rsid="0025415d"/>
    </style:style>
    <style:style style:name="P29" style:family="paragraph" style:parent-style-name="Standard">
      <style:paragraph-properties fo:text-align="justify" style:justify-single-word="false"/>
      <style:text-properties officeooo:paragraph-rsid="0028636f"/>
    </style:style>
    <style:style style:name="P30" style:family="paragraph" style:parent-style-name="Standard">
      <style:paragraph-properties fo:text-align="justify" style:justify-single-word="false"/>
      <style:text-properties officeooo:paragraph-rsid="00295586"/>
    </style:style>
    <style:style style:name="P31" style:family="paragraph" style:parent-style-name="Standard">
      <style:paragraph-properties fo:text-align="justify" style:justify-single-word="false"/>
      <style:text-properties officeooo:rsid="001111f1" officeooo:paragraph-rsid="001111f1"/>
    </style:style>
    <style:style style:name="P32" style:family="paragraph" style:parent-style-name="Standard">
      <style:paragraph-properties fo:text-align="justify" style:justify-single-word="false"/>
      <style:text-properties officeooo:rsid="00117bb6" officeooo:paragraph-rsid="00117bb6"/>
    </style:style>
    <style:style style:name="P33" style:family="paragraph" style:parent-style-name="Standard">
      <style:paragraph-properties fo:text-align="center" style:justify-single-word="false"/>
      <style:text-properties officeooo:paragraph-rsid="000f22f4"/>
    </style:style>
    <style:style style:name="P34" style:family="paragraph" style:parent-style-name="Standard">
      <style:paragraph-properties fo:text-align="justify" style:justify-single-word="false"/>
      <style:text-properties officeooo:rsid="001cfc32" officeooo:paragraph-rsid="001cfc32"/>
    </style:style>
    <style:style style:name="P35" style:family="paragraph" style:parent-style-name="Standard">
      <style:paragraph-properties fo:text-align="justify" style:justify-single-word="false"/>
      <style:text-properties officeooo:rsid="001e3ff2" officeooo:paragraph-rsid="001e3ff2"/>
    </style:style>
    <style:style style:name="P36" style:family="paragraph" style:parent-style-name="Standard">
      <style:paragraph-properties fo:text-align="justify" style:justify-single-word="false"/>
      <style:text-properties officeooo:rsid="001f4cc2" officeooo:paragraph-rsid="001f4cc2"/>
    </style:style>
    <style:style style:name="P37" style:family="paragraph" style:parent-style-name="Standard">
      <style:paragraph-properties fo:text-align="justify" style:justify-single-word="false"/>
      <style:text-properties officeooo:rsid="002087f0" officeooo:paragraph-rsid="002087f0"/>
    </style:style>
    <style:style style:name="P38" style:family="paragraph" style:parent-style-name="Standard">
      <style:paragraph-properties fo:text-align="justify" style:justify-single-word="false"/>
      <style:text-properties officeooo:rsid="00229c4d" officeooo:paragraph-rsid="00229c4d"/>
    </style:style>
    <style:style style:name="P39" style:family="paragraph" style:parent-style-name="Standard">
      <style:paragraph-properties fo:text-align="justify" style:justify-single-word="false"/>
      <style:text-properties officeooo:rsid="0023add5" officeooo:paragraph-rsid="0023add5"/>
    </style:style>
    <style:style style:name="P40" style:family="paragraph" style:parent-style-name="Standard">
      <style:paragraph-properties fo:text-align="justify" style:justify-single-word="false"/>
      <style:text-properties officeooo:rsid="0023add5" officeooo:paragraph-rsid="0025415d"/>
    </style:style>
    <style:style style:name="P41" style:family="paragraph" style:parent-style-name="Table_20_Contents">
      <style:paragraph-properties fo:text-align="justify" style:justify-single-word="false"/>
      <style:text-properties style:font-name="Arial" officeooo:rsid="00295586" officeooo:paragraph-rsid="00295586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95a1f" officeooo:paragraph-rsid="00195a1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afc5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cb69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cfc3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e3ff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1f4cc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2087f0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weight="normal" officeooo:rsid="001afc51" officeooo:paragraph-rsid="002171e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29c4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5415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8636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1afc51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295586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30738b" officeooo:paragraph-rsid="0030738b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normal" officeooo:rsid="0033ccd3" officeooo:paragraph-rsid="0033ccd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style:rfc-language-tag="sr-Latn-RS" fo:language="sr" fo:script="Latn" fo:country="RS" fo:font-style="normal" fo:font-weight="bold" officeooo:rsid="0030738b" officeooo:paragraph-rsid="0030738b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95586" officeooo:paragraph-rsid="0029558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weight="normal" officeooo:rsid="0014adb0" officeooo:paragraph-rsid="0014adb0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weight="normal" officeooo:rsid="002d6304" officeooo:paragraph-rsid="002d630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weight="normal" officeooo:rsid="001111f1" officeooo:paragraph-rsid="001111f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117bb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29558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2pt" fo:font-weight="normal" officeooo:rsid="00117bb6" officeooo:paragraph-rsid="003bd15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2pt" fo:font-weight="normal" officeooo:rsid="003ae955" officeooo:paragraph-rsid="003bd15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2pt" fo:font-weight="bold" officeooo:rsid="002d6304" officeooo:paragraph-rsid="002d6304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2pt" fo:font-weight="bold" officeooo:rsid="0030738b" officeooo:paragraph-rsid="0030738b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2pt" fo:font-weight="bold" officeooo:rsid="003ae955" officeooo:paragraph-rsid="003ae955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2pt" fo:font-weight="bold" officeooo:rsid="003ae955" officeooo:paragraph-rsid="003bd15c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4pt" fo:font-weight="normal" officeooo:rsid="0033ccd3" officeooo:paragraph-rsid="0033ccd3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officeooo:paragraph-rsid="002d6304"/>
    </style:style>
    <style:style style:name="P72" style:family="paragraph" style:parent-style-name="Standard">
      <style:paragraph-properties fo:text-align="justify" style:justify-single-word="false"/>
      <style:text-properties officeooo:paragraph-rsid="0028636f"/>
    </style:style>
    <style:style style:name="P73" style:family="paragraph" style:parent-style-name="Standard">
      <style:paragraph-properties fo:text-align="justify" style:justify-single-word="false"/>
      <style:text-properties officeooo:paragraph-rsid="003778f9"/>
    </style:style>
    <style:style style:name="P74" style:family="paragraph" style:parent-style-name="Standard">
      <style:paragraph-properties fo:text-align="justify" style:justify-single-word="false"/>
      <style:text-properties officeooo:paragraph-rsid="003bd15c"/>
    </style:style>
    <style:style style:name="P75" style:family="paragraph" style:parent-style-name="Standard">
      <style:paragraph-properties fo:text-align="justify" style:justify-single-word="false"/>
      <style:text-properties officeooo:rsid="002edf27" officeooo:paragraph-rsid="002edf27"/>
    </style:style>
    <style:style style:name="P76" style:family="paragraph" style:parent-style-name="Standard">
      <style:paragraph-properties fo:text-align="justify" style:justify-single-word="false"/>
      <style:text-properties officeooo:rsid="002edf27" officeooo:paragraph-rsid="00321bd2"/>
    </style:style>
    <style:style style:name="P77" style:family="paragraph" style:parent-style-name="Standard">
      <style:paragraph-properties fo:text-align="justify" style:justify-single-word="false"/>
      <style:text-properties officeooo:rsid="003065d9" officeooo:paragraph-rsid="003065d9"/>
    </style:style>
    <style:style style:name="P78" style:family="paragraph" style:parent-style-name="Standard">
      <style:text-properties officeooo:paragraph-rsid="0030738b"/>
    </style:style>
    <style:style style:name="P79" style:family="paragraph" style:parent-style-name="Table_20_Contents">
      <style:paragraph-properties fo:text-align="justify" style:justify-single-word="false"/>
      <style:text-properties style:font-name="Arial" officeooo:rsid="00295586" officeooo:paragraph-rsid="0030738b"/>
    </style:style>
    <style:style style:name="P80" style:family="paragraph" style:parent-style-name="Table_20_Contents">
      <style:paragraph-properties fo:text-align="justify" style:justify-single-word="false"/>
      <style:text-properties style:font-name="Arial" officeooo:rsid="0030738b" officeooo:paragraph-rsid="0030738b"/>
    </style:style>
    <style:style style:name="T1" style:family="text">
      <style:text-properties style:font-name="Arial" fo:font-size="12pt" fo:font-weight="normal" officeooo:rsid="000f22f4" style:font-size-asian="10.5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111f1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17bb6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4adb0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c8c1d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295586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d6304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5ab42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37046c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style="italic" fo:font-weight="normal" officeooo:rsid="001111f1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Arial" fo:font-size="12pt" fo:font-style="italic" fo:font-weight="normal" officeooo:rsid="00295586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Arial" fo:font-size="12pt" fo:font-style="normal" fo:font-weight="normal" officeooo:rsid="001111f1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295586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style:rfc-language-tag="sr-Latn-RS" fo:language="sr" fo:script="Latn" fo:country="RS" fo:font-weight="normal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style:rfc-language-tag="sr-Latn-RS" fo:language="sr" fo:script="Latn" fo:country="RS" fo:font-weight="normal" officeooo:rsid="001afc51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style:rfc-language-tag="sr-Latn-RS" fo:language="sr" fo:script="Latn" fo:country="RS" fo:font-weight="normal" officeooo:rsid="001cb697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style:rfc-language-tag="sr-Latn-RS" fo:language="sr" fo:script="Latn" fo:country="RS" fo:font-weight="normal" officeooo:rsid="00195a1f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style:rfc-language-tag="sr-Latn-RS" fo:language="sr" fo:script="Latn" fo:country="RS" fo:font-weight="normal" officeooo:rsid="001cfc32" style:font-size-asian="10.5pt" style:font-weight-asian="normal" style:font-size-complex="12pt" style:font-weight-complex="normal"/>
    </style:style>
    <style:style style:name="T20" style:family="text">
      <style:text-properties style:font-name="Arial" fo:font-size="12pt" style:rfc-language-tag="sr-Latn-RS" fo:language="sr" fo:script="Latn" fo:country="RS" fo:font-weight="normal" officeooo:rsid="001e3ff2" style:font-size-asian="10.5pt" style:font-weight-asian="normal" style:font-size-complex="12pt" style:font-weight-complex="normal"/>
    </style:style>
    <style:style style:name="T21" style:family="text">
      <style:text-properties style:font-name="Arial" fo:font-size="12pt" style:rfc-language-tag="sr-Latn-RS" fo:language="sr" fo:script="Latn" fo:country="RS" fo:font-weight="normal" officeooo:rsid="001f4cc2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style:rfc-language-tag="sr-Latn-RS" fo:language="sr" fo:script="Latn" fo:country="RS" fo:font-weight="normal" officeooo:rsid="002087f0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style:rfc-language-tag="sr-Latn-RS" fo:language="sr" fo:script="Latn" fo:country="RS" fo:font-weight="normal" officeooo:rsid="00213e50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style:rfc-language-tag="sr-Latn-RS" fo:language="sr" fo:script="Latn" fo:country="RS" fo:font-weight="normal" officeooo:rsid="002171ea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style:rfc-language-tag="sr-Latn-RS" fo:language="sr" fo:script="Latn" fo:country="RS" fo:font-weight="normal" officeooo:rsid="00229c4d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style:rfc-language-tag="sr-Latn-RS" fo:language="sr" fo:script="Latn" fo:country="RS" fo:font-weight="normal" officeooo:rsid="0023add5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style:rfc-language-tag="sr-Latn-RS" fo:language="sr" fo:script="Latn" fo:country="RS" fo:font-weight="normal" officeooo:rsid="00249294" style:font-size-asian="10.5pt" style:font-weight-asian="normal" style:font-size-complex="12pt" style:font-weight-complex="normal"/>
    </style:style>
    <style:style style:name="T28" style:family="text">
      <style:text-properties style:font-name="Arial" fo:font-size="12pt" style:rfc-language-tag="sr-Latn-RS" fo:language="sr" fo:script="Latn" fo:country="RS" fo:font-style="italic" fo:font-weight="normal" officeooo:rsid="00229c4d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Arial" fo:font-size="12pt" style:rfc-language-tag="sr-Latn-RS" fo:language="sr" fo:script="Latn" fo:country="RS" fo:font-style="italic" fo:font-weight="normal" officeooo:rsid="003065d9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Arial" fo:font-size="12pt" style:rfc-language-tag="sr-Latn-RS" fo:language="sr" fo:script="Latn" fo:country="RS" fo:font-style="italic" fo:font-weight="normal" officeooo:rsid="00321bd2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Arial" fo:font-size="12pt" style:rfc-language-tag="sr-Latn-RS" fo:language="sr" fo:script="Latn" fo:country="R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style:rfc-language-tag="sr-Latn-RS" fo:language="sr" fo:script="Latn" fo:country="RS" fo:font-style="normal" fo:font-weight="normal" officeooo:rsid="00229c4d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style:rfc-language-tag="sr-Latn-RS" fo:language="sr" fo:script="Latn" fo:country="RS" fo:font-style="normal" fo:font-weight="normal" officeooo:rsid="00213e5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style:rfc-language-tag="sr-Latn-RS" fo:language="sr" fo:script="Latn" fo:country="R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style:rfc-language-tag="sr-Latn-RS" fo:language="sr" fo:script="Latn" fo:country="RS" fo:font-style="normal" fo:font-weight="normal" officeooo:rsid="001afc51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style:rfc-language-tag="sr-Latn-RS" fo:language="sr" fo:script="Latn" fo:country="RS" fo:font-style="normal" fo:font-weight="normal" officeooo:rsid="00249294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style:rfc-language-tag="sr-Latn-RS" fo:language="sr" fo:script="Latn" fo:country="RS" fo:font-style="normal" fo:font-weight="normal" officeooo:rsid="0025415d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style:rfc-language-tag="sr-Latn-RS" fo:language="sr" fo:script="Latn" fo:country="RS" fo:font-style="normal" fo:font-weight="normal" officeooo:rsid="00268653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style:rfc-language-tag="sr-Latn-RS" fo:language="sr" fo:script="Latn" fo:country="RS" fo:font-style="normal" fo:font-weight="normal" officeooo:rsid="0028636f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style:rfc-language-tag="sr-Latn-RS" fo:language="sr" fo:script="Latn" fo:country="RS" fo:font-style="normal" fo:font-weight="normal" officeooo:rsid="003065d9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rial" fo:font-size="12pt" style:rfc-language-tag="sr-Latn-RS" fo:language="sr" fo:script="Latn" fo:country="RS" fo:font-style="normal" fo:font-weight="normal" officeooo:rsid="00369e0e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language="en" fo:country="US" fo:font-weight="normal" officeooo:rsid="00195a1f" style:font-size-asian="10.5pt" style:font-weight-asian="normal" style:font-size-complex="12pt" style:font-weight-complex="normal"/>
    </style:style>
    <style:style style:name="T43" style:family="text">
      <style:text-properties style:font-name="Arial" fo:font-size="12pt" fo:language="en" fo:country="US" fo:font-style="normal" fo:font-weight="normal" officeooo:rsid="00195a1f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rial" fo:font-size="12pt" fo:font-weight="bold" officeooo:rsid="0037d600" style:font-size-asian="10.5pt" style:font-weight-asian="bold" style:font-size-complex="12pt" style:font-weight-complex="bold"/>
    </style:style>
    <style:style style:name="T45" style:family="text">
      <style:text-properties style:font-name="Arial" fo:font-size="12pt" fo:font-weight="bold" officeooo:rsid="003778f9" style:font-size-asian="10.5pt" style:font-weight-asian="bold" style:font-size-complex="12pt" style:font-weight-complex="bold"/>
    </style:style>
    <style:style style:name="T46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47" style:family="text">
      <style:text-properties style:font-name="Arial" fo:font-size="14pt" fo:font-weight="normal" officeooo:rsid="000f22f4" style:font-size-asian="14pt" style:font-weight-asian="normal" style:font-size-complex="14pt" style:font-weight-complex="normal"/>
    </style:style>
    <style:style style:name="T48" style:family="text">
      <style:text-properties style:font-name="Arial" fo:font-size="18pt" fo:font-weight="bold" officeooo:rsid="000f22f4" style:font-size-asian="18pt" style:font-weight-asian="bold" style:font-size-complex="18pt" style:font-weight-complex="bold"/>
    </style:style>
    <style:style style:name="T49" style:family="text">
      <style:text-properties style:font-name="Arial" fo:font-size="18pt" fo:font-weight="bold" officeooo:rsid="0014adb0" style:font-size-asian="18pt" style:font-weight-asian="bold" style:font-size-complex="18pt" style:font-weight-complex="bold"/>
    </style:style>
    <style:style style:name="T50" style:family="text">
      <style:text-properties officeooo:rsid="001111f1"/>
    </style:style>
    <style:style style:name="T51" style:family="text">
      <style:text-properties officeooo:rsid="0014adb0"/>
    </style:style>
    <style:style style:name="T52" style:family="text">
      <style:text-properties officeooo:rsid="0015ab42"/>
    </style:style>
    <style:style style:name="T53" style:family="text">
      <style:text-properties officeooo:rsid="00195a1f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0195a1f"/>
    </style:style>
    <style:style style:name="T56" style:family="text">
      <style:text-properties style:rfc-language-tag="sr-Latn-RS" fo:language="sr" fo:script="Latn" fo:country="RS"/>
    </style:style>
    <style:style style:name="T57" style:family="text">
      <style:text-properties style:rfc-language-tag="sr-Latn-RS" fo:language="sr" fo:script="Latn" fo:country="RS" officeooo:rsid="00195a1f"/>
    </style:style>
    <style:style style:name="T58" style:family="text">
      <style:text-properties style:rfc-language-tag="sr-Latn-RS" fo:language="sr" fo:script="Latn" fo:country="RS" fo:font-style="normal" officeooo:rsid="001afc51" style:font-style-asian="normal" style:font-style-complex="normal"/>
    </style:style>
    <style:style style:name="T59" style:family="text">
      <style:text-properties style:rfc-language-tag="sr-Latn-RS" fo:language="sr" fo:script="Latn" fo:country="RS" fo:font-style="normal" officeooo:rsid="002b4457" style:font-style-asian="normal" style:font-style-complex="normal"/>
    </style:style>
    <style:style style:name="T60" style:family="text">
      <style:text-properties style:rfc-language-tag="sr-Latn-RS" fo:language="sr" fo:script="Latn" fo:country="RS" fo:font-style="normal" officeooo:rsid="003c23fc" style:font-style-asian="normal" style:font-style-complex="normal"/>
    </style:style>
    <style:style style:name="T61" style:family="text">
      <style:text-properties officeooo:rsid="001c8c1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14adb0" style:font-style-asian="italic" style:font-style-complex="italic"/>
    </style:style>
    <style:style style:name="T64" style:family="text">
      <style:text-properties officeooo:rsid="0035622f"/>
    </style:style>
    <style:style style:name="T65" style:family="text">
      <style:text-properties officeooo:rsid="0037046c"/>
    </style:style>
    <style:style style:name="T66" style:family="text">
      <style:text-properties officeooo:rsid="0037d600"/>
    </style:style>
    <style:style style:name="T67" style:family="text">
      <style:text-properties officeooo:rsid="003ae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48">Sistemi bazirani na znanju – </text:span><text:span text:style-name="T49">Specifikacija projekta</text:span><text:span text:style-name="T48"><text:line-break/></text:span></text:p>
      <text:p text:style-name="P7">Sistem za predlaganje kupovine automobila<text:line-break/></text:p>
      <text:p text:style-name="P2">Novak Jovanović, SW-47/2016</text:p>
      <text:p text:style-name="P1"/>
      <text:p text:style-name="P3">Motivacija <text:span text:style-name="T50">i pregled problema</text:span></text:p>
      <text:p text:style-name="P6"/>
      <text:p text:style-name="P18"><text:span text:style-name="T1">Kupovina automobila predstavlja važnu odluku u životu ljudi. U današnje vreme posedovanje automobila je preraslo iz privilegije i luksuza u potrebu. Broj proizvođača automobila, kao i modela koje svaki proizvođač nudi, je ogroman, te je odabir vozila često vrlo težak, pogotovo neupućenom kupcu. Ovaj projekat ima za cilj da olakša kupovinu automobila.</text:span><text:span text:style-name="T2"> Za litereturu su korišćeni </text:span><text:a xlink:type="simple" xlink:href="https://www.researchgate.net/publication/332683028_The_Design_of_Web_Based_Car_Recommendation_System_using_Hybrid_Recommender_Algorithm" text:style-name="Internet_20_link" text:visited-style-name="Visited_20_Internet_20_Link"><text:span text:style-name="T10">The Design of Web Based Car Recommendation System using Hybrid Recommender Algorithm</text:span></text:a><text:span text:style-name="T2"> od </text:span><text:span text:style-name="T10">Leyo Babu Thomas</text:span><text:span text:style-name="T2"> i </text:span><text:span text:style-name="T10">V. Vaidhehi,</text:span><text:span text:style-name="T12"> i reference tog rada. Za razliku od navedenog, ovaj projekat će za bazu znanja koristiti samo bazu automobila, bez podataka o korisnikovoj istoriji pregledanja, demografiji, itd. </text:span></text:p>
      <text:p text:style-name="P8"/>
      <text:p text:style-name="P31"><text:span text:style-name="T47">M</text:span><text:span text:style-name="T46">etodologija</text:span></text:p>
      <text:p text:style-name="P61"/>
      <text:p text:style-name="P66">Preporuka</text:p>
      <text:p text:style-name="P10">Ulaz - <text:span text:style-name="T51">Upit (</text:span><text:span text:style-name="T63">Query</text:span><text:span text:style-name="T51">) koji popunjava korisnik:</text:span></text:p>
      <text:p text:style-name="P12">- budžet</text:p>
      <text:p text:style-name="P12">- veličina porodice</text:p>
      <text:p text:style-name="P12">- godine vozačkog iskustva</text:p>
      <text:p text:style-name="P19"><text:span text:style-name="T4">- svrha vozila </text:span><text:span text:style-name="T5">(sportsko, transport, </text:span><text:span text:style-name="T13">terensko</text:span><text:span text:style-name="T5">, svakodnevno)</text:span></text:p>
      <text:p text:style-name="P12">- starost vozila</text:p>
      <text:p text:style-name="P12">- preferirani tip menjača <text:span text:style-name="T61">(manuelni, automatski, svejedno)</text:span></text:p>
      <text:p text:style-name="P12">- preferirana zemlja porekla vozila</text:p>
      <text:p text:style-name="P12">- preferirana marka vozila</text:p>
      <text:p text:style-name="P12">- da li je važna jeftina registracija</text:p>
      <text:p text:style-name="P12">- da li je važna niska potrošnja goriva</text:p>
      <text:p text:style-name="P12">- da li je važna mala kilometraža</text:p>
      <text:p text:style-name="P12">- da li preferira luksuzna vozila</text:p>
      <text:p text:style-name="P12">- da li je važna manja štetnost po okolinu</text:p>
      <text:p text:style-name="P32"/>
      <text:p text:style-name="P9">Izlaz: lista preporučenih modela automobila koji zadovoljavaju zahteve korisnika. <text:span text:style-name="T52">Lista se sortira po broju poena koji svaki auto skupi.</text:span></text:p>
      <text:p text:style-name="P9"/>
      <text:p text:style-name="P73"><text:span text:style-name="T44">F</text:span><text:span text:style-name="T45">ilter</text:span></text:p>
      <text:p text:style-name="P60">Ulaz – Filter (<text:span text:style-name="T62">Filter</text:span>) koji popunjava korisnik:</text:p>
      <text:p text:style-name="P60">- tip goriva</text:p>
      <text:p text:style-name="P60">- karoserija</text:p>
      <text:p text:style-name="P60">- tip menjača</text:p>
      <text:p text:style-name="P60"/>
      <text:p text:style-name="P71"><text:span text:style-name="T3">Izlaz: lista </text:span><text:span text:style-name="T7">svih</text:span><text:span text:style-name="T3"> modela automobila koji zadovoljavaju </text:span><text:span text:style-name="T9">filter</text:span><text:span text:style-name="T8">.</text:span></text:p>
      <text:p text:style-name="P32"/>
      <text:p text:style-name="P9">Baza znanja: ručno napravljena baza podataka automobila i njihovih specifikacija.</text:p>
      <text:p text:style-name="P9"/>
      <text:p text:style-name="P9"/>
      <text:p text:style-name="P9"/>
      <text:p text:style-name="P5"><text:soft-page-break/>Pravila</text:p>
      <text:p text:style-name="P14"/>
      <text:p text:style-name="P15">Starost</text:p>
      <text:p text:style-name="P15">- auto unutar granice starosti =<text:span text:style-name="T54">&gt;</text:span> +40 poena</text:p>
      <text:p text:style-name="P13">- <text:span text:style-name="T53">auto van granice starosti, ali blizu =</text:span><text:span text:style-name="T55">&gt; </text:span><text:span text:style-name="T57">+20 poena</text:span></text:p>
      <text:p text:style-name="P42"/>
      <text:p text:style-name="P42">Budžet</text:p>
      <text:p text:style-name="P15"><text:span text:style-name="T56">- cena unutar budžeta =</text:span><text:span text:style-name="T54">&gt; </text:span><text:span text:style-name="T56">+70 poena</text:span></text:p>
      <text:p text:style-name="P15"><text:span text:style-name="T56">- cena 5% veća od budžeta (vrlo blizu) =</text:span><text:span text:style-name="T54">&gt; </text:span><text:span text:style-name="T56">+40 poena</text:span></text:p>
      <text:p text:style-name="P15"><text:span text:style-name="T56">- cena 10% veća od budžeta (blizu) =</text:span><text:span text:style-name="T54">&gt; </text:span><text:span text:style-name="T56">+20 poena</text:span></text:p>
      <text:p text:style-name="P42"/>
      <text:p text:style-name="P17">Zemlja porekla</text:p>
      <text:p text:style-name="P16"><text:span text:style-name="T56">- auto napravljen u preferiranoj zemlji </text:span><text:span text:style-name="T57">=</text:span><text:span text:style-name="T55">&gt; </text:span><text:span text:style-name="T56">+10 poena</text:span></text:p>
      <text:p text:style-name="P17"/>
      <text:p text:style-name="P17">Manja štetnost po okolinu</text:p>
      <text:p text:style-name="P16"><text:span text:style-name="T56">- električni auto </text:span><text:span text:style-name="T57">=</text:span><text:span text:style-name="T55">&gt; </text:span><text:span text:style-name="T56">+20 poena</text:span></text:p>
      <text:p text:style-name="P16"><text:span text:style-name="T56">- hibrid </text:span><text:span text:style-name="T57">=</text:span><text:span text:style-name="T55">&gt; </text:span><text:span text:style-name="T56">+15 poena</text:span></text:p>
      <text:p text:style-name="P16"><text:span text:style-name="T57">- </text:span><text:span text:style-name="T56">tečni naftni gas </text:span><text:span text:style-name="T57">=</text:span><text:span text:style-name="T55">&gt; </text:span><text:span text:style-name="T56">+20 poena</text:span></text:p>
      <text:p text:style-name="P17"/>
      <text:p text:style-name="P17">Godine iskustva</text:p>
      <text:p text:style-name="P16"><text:span text:style-name="T56">- vozač ima 3 ili manje godina iskustva, a auto je manji (kabriolet, hečbek ili kupe) </text:span><text:span text:style-name="T57">=</text:span><text:span text:style-name="T55">&gt; </text:span><text:span text:style-name="T56">+25 poena</text:span></text:p>
      <text:p text:style-name="P17"/>
      <text:p text:style-name="P17">Veličina porodice</text:p>
      <text:p text:style-name="P20"><text:span text:style-name="T16">- </text:span><text:span text:style-name="T17">auto potreban za svakodnevnu upotrebu i ima dovoljno sedišta za celu porodicu </text:span><text:span text:style-name="T18">=</text:span><text:span text:style-name="T42">&gt; </text:span><text:span text:style-name="T16">+2</text:span><text:span text:style-name="T17">5</text:span><text:span text:style-name="T16"> poena</text:span></text:p>
      <text:p text:style-name="P20"><text:span text:style-name="T16">- <text:s/></text:span><text:span text:style-name="T17">auto potreban za svakodnevnu upotrebu i ima više od dvoja vrata </text:span><text:span text:style-name="T16"><text:s/></text:span><text:span text:style-name="T18">=</text:span><text:span text:style-name="T42">&gt; </text:span><text:span text:style-name="T16">+</text:span><text:span text:style-name="T17">15</text:span><text:span text:style-name="T16"> poena</text:span></text:p>
      <text:p text:style-name="P44"/>
      <text:p text:style-name="P34"><text:span text:style-name="T16">N</text:span><text:span text:style-name="T15">iska potrošnja goriva</text:span></text:p>
      <text:p text:style-name="P21"><text:span text:style-name="T19">- dizel, potrošnja nije veća od 8</text:span><text:span text:style-name="T27">l</text:span><text:span text:style-name="T19"> </text:span><text:span text:style-name="T18">=</text:span><text:span text:style-name="T42">&gt; </text:span><text:span text:style-name="T16">+</text:span><text:span text:style-name="T19">15</text:span><text:span text:style-name="T16"> poena</text:span></text:p>
      <text:p text:style-name="P21"><text:span text:style-name="T16">- </text:span><text:span text:style-name="T19">benzin, potrošnja nije veća od 10</text:span><text:span text:style-name="T27">l</text:span><text:span text:style-name="T19"> </text:span><text:span text:style-name="T18">=</text:span><text:span text:style-name="T42">&gt; </text:span><text:span text:style-name="T16">+</text:span><text:span text:style-name="T19">15</text:span><text:span text:style-name="T16"> poena</text:span></text:p>
      <text:p text:style-name="P21"><text:span text:style-name="T16">- </text:span><text:span text:style-name="T19">tečni naftni gas, potrošnja nije veća od 13</text:span><text:span text:style-name="T27">l</text:span><text:span text:style-name="T19"> </text:span><text:span text:style-name="T18">=</text:span><text:span text:style-name="T42">&gt; </text:span><text:span text:style-name="T16">+</text:span><text:span text:style-name="T19">15</text:span><text:span text:style-name="T16"> poena</text:span></text:p>
      <text:p text:style-name="P21"><text:span text:style-name="T16">- </text:span><text:span text:style-name="T19">hibrid, potrošnja nije veća od 3</text:span><text:span text:style-name="T27">l</text:span><text:span text:style-name="T19"> </text:span><text:span text:style-name="T18">=</text:span><text:span text:style-name="T42">&gt; </text:span><text:span text:style-name="T16">+</text:span><text:span text:style-name="T19">15</text:span><text:span text:style-name="T16"> poena</text:span></text:p>
      <text:p text:style-name="P45"/>
      <text:p text:style-name="P35"><text:span text:style-name="T16">T</text:span><text:span text:style-name="T15">ip menjača</text:span></text:p>
      <text:p text:style-name="P22"><text:span text:style-name="T20">- vozač preferira manuelni, auto ima manuelni </text:span><text:span text:style-name="T18">=</text:span><text:span text:style-name="T42">&gt; </text:span><text:span text:style-name="T16">+</text:span><text:span text:style-name="T20">10</text:span><text:span text:style-name="T16"> poena</text:span></text:p>
      <text:p text:style-name="P22"><text:span text:style-name="T20">- vozač preferira automatski, auto ima automatski </text:span><text:span text:style-name="T18">=</text:span><text:span text:style-name="T42">&gt; </text:span><text:span text:style-name="T16">+</text:span><text:span text:style-name="T20">10</text:span><text:span text:style-name="T16"> poena</text:span></text:p>
      <text:p text:style-name="P46"/>
      <text:p text:style-name="P36"><text:span text:style-name="T16">L</text:span><text:span text:style-name="T15">uksuzno vozilo</text:span></text:p>
      <text:p text:style-name="P23"><text:span text:style-name="T21">- vozilo je luksuzno </text:span><text:span text:style-name="T18">=</text:span><text:span text:style-name="T42">&gt; </text:span><text:span text:style-name="T16">+</text:span><text:span text:style-name="T21">25</text:span><text:span text:style-name="T16"> poena</text:span></text:p>
      <text:p text:style-name="P47"/>
      <text:p text:style-name="P37"><text:span text:style-name="T16">M</text:span><text:span text:style-name="T15">arka</text:span></text:p>
      <text:p text:style-name="P24"><text:span text:style-name="T22">- proizvođač auta je preferirana marka </text:span><text:span text:style-name="T18">=</text:span><text:span text:style-name="T42">&gt; </text:span><text:span text:style-name="T16">+</text:span><text:span text:style-name="T22">15</text:span><text:span text:style-name="T16"> poena</text:span></text:p>
      <text:p text:style-name="P48"/>
      <text:p text:style-name="P25"><text:span text:style-name="T26">Niska k</text:span><text:span text:style-name="T23">ilometraža</text:span></text:p>
      <text:p text:style-name="P25"><text:span text:style-name="T23">- auto prešao manje od 200000 km ukupno i manje od 10000 km godišnje </text:span><text:span text:style-name="T18">=</text:span><text:span text:style-name="T42">&gt; </text:span><text:span text:style-name="T16">+</text:span><text:span text:style-name="T23">15</text:span><text:span text:style-name="T16"> poena</text:span></text:p>
      <text:p text:style-name="P26"><text:span text:style-name="T23">- auto prešao </text:span><text:span text:style-name="T24">više</text:span><text:span text:style-name="T23"> od </text:span><text:span text:style-name="T24">500000</text:span><text:span text:style-name="T23"> km </text:span><text:span text:style-name="T18">=</text:span><text:span text:style-name="T42">&gt; </text:span><text:span text:style-name="T16">-</text:span><text:span text:style-name="T23">15</text:span><text:span text:style-name="T16"> poena</text:span></text:p>
      <text:p text:style-name="P49"/>
      <text:p text:style-name="P38"><text:span text:style-name="T16">S</text:span><text:span text:style-name="T15">vrha</text:span></text:p>
      <text:p text:style-name="P38"><text:span text:style-name="T15">- sportski auto preferiran, auto je kupe ili kabriolet </text:span><text:span text:style-name="T18">=</text:span><text:span text:style-name="T42">&gt; </text:span><text:span text:style-name="T16">+</text:span><text:span text:style-name="T23">15</text:span><text:span text:style-name="T16"> poena</text:span></text:p>
      <text:p text:style-name="P27"><text:span text:style-name="T16">- </text:span><text:span text:style-name="T25">terenac preferiran, auto je SUV ili </text:span><text:span text:style-name="T28">pickup</text:span><text:span text:style-name="T33"> </text:span><text:span text:style-name="T34">=</text:span><text:span text:style-name="T43">&gt; </text:span><text:span text:style-name="T35">+</text:span><text:span text:style-name="T33">15</text:span><text:span text:style-name="T35"> poena</text:span></text:p>
      <text:p text:style-name="P27"><text:span text:style-name="T35">- </text:span><text:span text:style-name="T32">auto za transport, auto je SUV, </text:span><text:span text:style-name="T28">pickup</text:span><text:span text:style-name="T32"> ili karavan</text:span><text:span text:style-name="T33"> </text:span><text:span text:style-name="T34">=</text:span><text:span text:style-name="T43">&gt; </text:span><text:span text:style-name="T35">+</text:span><text:span text:style-name="T33">15</text:span><text:span text:style-name="T35"> poena</text:span></text:p>
      <text:p text:style-name="P50"><text:soft-page-break/></text:p>
      <text:p text:style-name="P39"><text:span text:style-name="T35">J</text:span><text:span text:style-name="T31">eftina registracija</text:span></text:p>
      <text:p text:style-name="P40"><text:span text:style-name="T31">- </text:span><text:span text:style-name="T36">cena auta manja od 10000 evra, </text:span><text:span text:style-name="T37">registracija jeftinija od 5% cene</text:span><text:span text:style-name="T33"> </text:span><text:span text:style-name="T34">=</text:span><text:span text:style-name="T43">&gt; </text:span><text:span text:style-name="T35">+</text:span><text:span text:style-name="T33">15</text:span><text:span text:style-name="T35"> poena</text:span></text:p>
      <text:p text:style-name="P28"><text:span text:style-name="T35">- </text:span><text:span text:style-name="T36">cena auta </text:span><text:span text:style-name="T38">nije manja</text:span><text:span text:style-name="T36"> od 10000 evra, </text:span><text:span text:style-name="T37">registracija jeftinija od 10% cene </text:span><text:span text:style-name="T34">=</text:span><text:span text:style-name="T43">&gt; </text:span><text:span text:style-name="T35">+</text:span><text:span text:style-name="T33">15</text:span><text:span text:style-name="T35"> poena</text:span></text:p>
      <text:p text:style-name="P51"/>
      <text:p text:style-name="P29"><text:span text:style-name="T35">B</text:span><text:span text:style-name="T39">onus za ocenu auta</text:span></text:p>
      <text:p text:style-name="P29"><text:span text:style-name="T39">- ocena bar 9</text:span><text:span text:style-name="T33"> </text:span><text:span text:style-name="T34">=</text:span><text:span text:style-name="T43">&gt; </text:span><text:span text:style-name="T35">+</text:span><text:span text:style-name="T39">20</text:span><text:span text:style-name="T35"> poena</text:span></text:p>
      <text:p text:style-name="P29"><text:span text:style-name="T35">- </text:span><text:span text:style-name="T39">ocena bar 8, manja od 9 </text:span><text:span text:style-name="T34">=</text:span><text:span text:style-name="T43">&gt; </text:span><text:span text:style-name="T35">+</text:span><text:span text:style-name="T33">15</text:span><text:span text:style-name="T35"> poena</text:span></text:p>
      <text:p text:style-name="P29"><text:span text:style-name="T35">- </text:span><text:span text:style-name="T39">ocena bar 7, manja od 8 </text:span><text:span text:style-name="T34">=</text:span><text:span text:style-name="T43">&gt; </text:span><text:span text:style-name="T35">+</text:span><text:span text:style-name="T39">10</text:span><text:span text:style-name="T35"> poena</text:span></text:p>
      <text:p text:style-name="P29"><text:span text:style-name="T35">- </text:span><text:span text:style-name="T39">ocena bar 6, manja od 7 </text:span><text:span text:style-name="T34">=</text:span><text:span text:style-name="T43">&gt; </text:span><text:span text:style-name="T35">+</text:span><text:span text:style-name="T33">5</text:span><text:span text:style-name="T35"> poena</text:span></text:p>
      <text:p text:style-name="P29"><text:span text:style-name="T35"/></text:p>
      <text:p text:style-name="P75"><text:span text:style-name="T35">N</text:span><text:span text:style-name="T31">iska cena održavanja </text:span><text:span text:style-name="T30">(forward-chaining)</text:span></text:p>
      <text:p text:style-name="P75"><text:span text:style-name="T31">- ispunjena pravila za jeftinu registraciju i za nisku potrošnju goriva </text:span><text:span text:style-name="T41">(skupljeno 30 poena)</text:span><text:span text:style-name="T31"> </text:span><text:span text:style-name="T34">=</text:span><text:span text:style-name="T43">&gt; </text:span><text:span text:style-name="T35">+</text:span><text:span text:style-name="T39">10</text:span><text:span text:style-name="T35"> poena</text:span></text:p>
      <text:p text:style-name="P75"><text:span text:style-name="T35"/></text:p>
      <text:p text:style-name="P76"><text:span text:style-name="T35">J</text:span><text:span text:style-name="T31">eftin i povoljan po okolinu </text:span><text:span text:style-name="T30">(forward-chaining)</text:span></text:p>
      <text:p text:style-name="P75"><text:span text:style-name="T31">- ispunjena niska cena održavanja i manja štetnost po okolinu </text:span><text:span text:style-name="T41">(skupljeno 50, 55 ili 60 poena, u zavisnosti od tipa goriva)</text:span><text:span text:style-name="T31"> </text:span><text:span text:style-name="T34">=</text:span><text:span text:style-name="T43">&gt; </text:span><text:span text:style-name="T35">+</text:span><text:span text:style-name="T39">10</text:span><text:span text:style-name="T35"> poena</text:span></text:p>
      <text:p text:style-name="P75"><text:span text:style-name="T35"/></text:p>
      <text:p text:style-name="P75"><text:span text:style-name="T35"/></text:p>
      <text:p text:style-name="P77"><text:span text:style-name="T35">F</text:span><text:span text:style-name="T31">ilter</text:span></text:p>
      <text:p text:style-name="P74"><text:span text:style-name="T40">Filtriranje automobila pomoću </text:span><text:span text:style-name="T29">query</text:span><text:span text:style-name="T40">-ja. Aute je moguće filtrirati po tipu goriva, karoseriji i tipu menjača.</text:span></text:p>
      <text:p text:style-name="P64"/>
      <text:p text:style-name="P69">Dodavanje pravila</text:p>
      <text:p text:style-name="P65"><text:span text:style-name="T40">Administrator ima mogućnost dodavanja novih pravila putem forme u koju upisuje pravilo </text:span><text:span text:style-name="T60">i bira naziv DRL fajla</text:span><text:span text:style-name="T40">.</text:span></text:p>
      <text:p text:style-name="P52"/>
      <text:p text:style-name="P4">Konkretan primer</text:p>
      <text:p text:style-name="P11"/>
      <text:p text:style-name="P67">Preporuka</text:p>
      <text:p text:style-name="P30"><text:span text:style-name="T3">Ulaz: budžet </text:span><text:span text:style-name="T6">100000</text:span><text:span text:style-name="T3"> evra, četvoročlana porodica, </text:span><text:span text:style-name="T6">5</text:span><text:span text:style-name="T3"> godina vozi, </text:span><text:span text:style-name="T6">želi auto za svakodnevnu upotrebu, nije bitna cena registracije, nije bitna potrošnja goriva, do 10 godina starosti, preferira luksuzne aute, preferira britanske aute, preferira </text:span><text:span text:style-name="T11">Land Rover, </text:span><text:span text:style-name="T14">preferira automatski menjač, nije bitna štetnost po okolinu, bitna niska kilometraža</text:span></text:p>
      <text:p text:style-name="P58"/>
      <text:p text:style-name="P11"><text:span text:style-name="T58">Izlaz </text:span><text:span text:style-name="T59">(3 najbolja)</text:span><text:span text:style-name="T58">: </text:span></text:p>
      <text:p text:style-name="P53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1">Godište</text:p>
          </table:table-cell>
          <table:table-cell table:style-name="Table1.A1" office:value-type="string">
            <text:p text:style-name="P41">Marka</text:p>
          </table:table-cell>
          <table:table-cell table:style-name="Table1.A1" office:value-type="string">
            <text:p text:style-name="P41">Model</text:p>
          </table:table-cell>
          <table:table-cell table:style-name="Table1.D1" office:value-type="string">
            <text:p text:style-name="P41">Cena</text:p>
          </table:table-cell>
        </table:table-row>
        <table:table-row>
          <table:table-cell table:style-name="Table1.A2" office:value-type="string">
            <text:p text:style-name="P41">2016</text:p>
          </table:table-cell>
          <table:table-cell table:style-name="Table1.A2" office:value-type="string">
            <text:p text:style-name="P41">Land Rover</text:p>
          </table:table-cell>
          <table:table-cell table:style-name="Table1.A2" office:value-type="string">
            <text:p text:style-name="P41">Range Rover</text:p>
          </table:table-cell>
          <table:table-cell table:style-name="Table1.D2" office:value-type="string">
            <text:p text:style-name="P41">30000</text:p>
          </table:table-cell>
        </table:table-row>
        <table:table-row>
          <table:table-cell table:style-name="Table1.A2" office:value-type="string">
            <text:p text:style-name="P41">2017</text:p>
          </table:table-cell>
          <table:table-cell table:style-name="Table1.A2" office:value-type="string">
            <text:p text:style-name="P41">Audi</text:p>
          </table:table-cell>
          <table:table-cell table:style-name="Table1.A2" office:value-type="string">
            <text:p text:style-name="P41">A8</text:p>
          </table:table-cell>
          <table:table-cell table:style-name="Table1.D2" office:value-type="string">
            <text:p text:style-name="P41">60000</text:p>
          </table:table-cell>
        </table:table-row>
        <table:table-row>
          <table:table-cell table:style-name="Table1.A2" office:value-type="string">
            <text:p text:style-name="P41">2014</text:p>
          </table:table-cell>
          <table:table-cell table:style-name="Table1.A2" office:value-type="string">
            <text:p text:style-name="P41">Toyota</text:p>
          </table:table-cell>
          <table:table-cell table:style-name="Table1.A2" office:value-type="string">
            <text:p text:style-name="P41">Hilux</text:p>
          </table:table-cell>
          <table:table-cell table:style-name="Table1.D2" office:value-type="string">
            <text:p text:style-name="P41">10000</text:p>
          </table:table-cell>
        </table:table-row>
      </table:table>
      <text:p text:style-name="P54"/>
      <text:p text:style-name="P57">Filter</text:p>
      <text:p text:style-name="P55">Ulaz: dizel, karavan, manuelni menjač</text:p>
      <text:p text:style-name="P55"/>
      <text:p text:style-name="P55">Izlaz:</text:p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9">Godište</text:p>
          </table:table-cell>
          <table:table-cell table:style-name="Table2.A1" office:value-type="string">
            <text:p text:style-name="P79">Marka</text:p>
          </table:table-cell>
          <table:table-cell table:style-name="Table2.A1" office:value-type="string">
            <text:p text:style-name="P79">Model</text:p>
          </table:table-cell>
          <table:table-cell table:style-name="Table2.D1" office:value-type="string">
            <text:p text:style-name="P79">Cena</text:p>
          </table:table-cell>
        </table:table-row>
        <table:table-row>
          <table:table-cell table:style-name="Table2.A2" office:value-type="string">
            <text:p text:style-name="P80">2000</text:p>
          </table:table-cell>
          <table:table-cell table:style-name="Table2.A2" office:value-type="string">
            <text:p text:style-name="P80">Volkswagen</text:p>
          </table:table-cell>
          <table:table-cell table:style-name="Table2.A2" office:value-type="string">
            <text:p text:style-name="P80">Passat B5</text:p>
          </table:table-cell>
          <table:table-cell table:style-name="Table2.D2" office:value-type="string">
            <text:p text:style-name="P80">1800</text:p>
          </table:table-cell>
        </table:table-row>
      </table:table>
      <text:p text:style-name="P78"><text:soft-page-break/></text:p>
      <text:p text:style-name="P70">Planirano</text:p>
      <text:p text:style-name="P56">Dorada <text:span text:style-name="T62">frontend</text:span>-a, kao i popunjavanje baze koja <text:span text:style-name="T64">je trenutno testna,</text:span> puni <text:span text:style-name="T64">se</text:span> pri pokretanju programa i sadrži samo 10 automobi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21:49:37.006000000</meta:creation-date>
    <dc:date>2020-06-10T10:29:44.566000000</dc:date>
    <meta:editing-duration>PT1H2M30S</meta:editing-duration>
    <meta:editing-cycles>39</meta:editing-cycles>
    <meta:generator>LibreOffice/6.4.1.2$Windows_X86_64 LibreOffice_project/4d224e95b98b138af42a64d84056446d09082932</meta:generator>
    <meta:document-statistic meta:table-count="2" meta:image-count="0" meta:object-count="0" meta:page-count="4" meta:paragraph-count="117" meta:word-count="807" meta:character-count="4825" meta:non-whitespace-character-count="4125"/>
  </office:meta>
</office:document-meta>
</file>